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writing-mode="rl-tb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كَهْفِ]</text:h>
      <text:p text:style-name="P2" loext:marker-style-name="T2"><text:bookmark-start text:name="__DdeLink__2094_312384936"/><text:span text:style-name="T2">®</text:span><text:bookmark-end text:name="__DdeLink__2094_312384936"/><text:span text:style-name="T2">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2096_312384936"/><text:span text:style-name="T3"> </text:span><text:span text:style-name="T5">۱</text:span><text:span text:style-name="T2">لْحَمْدُ لِلهِ </text:span><text:span text:style-name="T5">۱ﻟ</text:span><text:span text:style-name="T2">ـذِىٓ أَنزَلَ عَلَيٰ عَبْدِهِ </text:span><text:span text:style-name="T5">۱</text:span><text:span text:style-name="T2">لْكِتَـٰبَ وَلَمْ يَجْعَل لَّهُ„ عِوَجاًؐ </text:span><text:span text:style-name="T3">(1)</text:span><text:span text:style-name="T2"> قَيِّماً لِّيُنذِرَ بَأْساً شَدِيداً مِّــن لَّدُنْهُ وَيُبَشِّرَ </text:span><text:span text:style-name="T5">۰</text:span><text:span text:style-name="T2">لْمُومِنِيــنَ </text:span><text:span text:style-name="T5">۰</text:span><text:span text:style-name="T2">لذِينَ يَعْمَلُونَ </text:span><text:span text:style-name="T5">۰</text:span><text:span text:style-name="T2">ڤصَّـٰڤِحَـٰتِ أَنَّ لَهُمُ; أَجْراٗ حَسَناً </text:span><text:span text:style-name="T3">(2)</text:span><text:span text:style-name="T2"> مَّـٰكِثِينَ فِيهِ أَبَداً </text:span><text:span text:style-name="T3">(3)</text:span><text:span text:style-name="T2"> وَيُنذِرَ </text:span><text:span text:style-name="T5">۰</text:span><text:span text:style-name="T2">لذِيــنَ قَالُواْ èتَّخَذَ </text:span><text:span text:style-name="T5">۰</text:span><text:span text:style-name="T2">للَّهُ وَلَداًؐ </text:span><text:span text:style-name="T3">(4)</text:span><text:span text:style-name="T2"> مَّا لَهُم بِهِ” مِنْ عِلْمٍ وَلاَ ءَلِابَآئِهِمْؐ كَبُرَتْ كَلِمَةً تَخْرُجُ مِنَ اَفْوَ؛هِهِمُؐ; إِنْ يَّقُولُونَ إِلاَّ كَذِباًؐ </text:span><text:span text:style-name="T3">(5)</text:span><text:span text:style-name="T2"> فَلَعَلَّــكَ بَـٰخِعٌ نَّفْسَكَ عَلَيٰٓ ءَاثۭـٰرۣهِمُ; إِن لَّمْ يُومِنُواْ بِهَـٰذَا </text:span><text:span text:style-name="T5">۰</text:span><text:span text:style-name="T2">لْحَدِيثِ أَسَفاٗؐ </text:span><text:span text:style-name="T3">(6)</text:span><text:span text:style-name="T2"> اِنَّا جَعَلْنَا مَا عَلَــي </text:span><text:span text:style-name="T5">۰</text:span><text:span text:style-name="T2">لاَرْضِ زۣينَةً لَّهَا لِنَبْلُوَهُمُ; أَيُّهُمُ; أَحْسَنُ عَمَلًؐا </text:span><text:span text:style-name="T3">(7)</text:span><text:span text:style-name="T2"> وَإِنَّا لَجَـٰعِلُونَ مَا عَلَيْهَا صَعِيداً جُرُزاٗؐ </text:span><text:span text:style-name="T3">(8)</text:span><text:span text:style-name="T2"> اَمْ حَسِبْتَ أَنَّ أَصْحَـٰبَ </text:span><text:span text:style-name="T5">۰</text:span><text:span text:style-name="T2">لْكَهْفِ وَالرَّقِيمِ كَانُواْ مِــنَ —ايَـٰتِنَا عَجَباٗؐ </text:span><text:span text:style-name="T3">(9)</text:span><text:span text:style-name="T2"> اِذَ اَوَي </text:span><text:span text:style-name="T5">۰</text:span><text:span text:style-name="T2">لْفِتْيَةُ إِلَــي </text:span><text:span text:style-name="T5">۰</text:span><text:span text:style-name="T2">لْكَهْفِ فَقَالُواْ رَبَّنَآ ءَاتِنَا مِــن لَّدُنــكَ رَحْمَةً وَهَيِّىْ لَنَا مِنَ اَمْرۣنَا رَشَداًؐ </text:span><text:span text:style-name="T3">(10)</text:span><text:span text:style-name="T2"> فَضَرَبْنَا عَلَيٰٓ ءَاذَانِهِمْ فِى </text:span><text:span text:style-name="T5">۱</text:span><text:span text:style-name="T2">لْكَهْفِ سِنِيــنَ عَدَداً </text:span><text:span text:style-name="T3">(11)</text:span><text:span text:style-name="T2"> ثُمَّ بَعَثْنَـٰهُمْ لِنَعْلَمَ أَيُّ </text:span><text:span text:style-name="T5">۴</text:span><text:span text:style-name="T2">لْحِزْبَيْــنۣ أَحْصۭيٰ لِمَا لَبِثُوٓاْ أَمَداًؐ </text:span><text:span text:style-name="T3">(12)</text:span><text:span text:style-name="T2"> نَّحْــنُ نَقُــصُّ عَلَيْكَ</text:span></text:p>
      <text:p text:style-name="P2" loext:marker-style-name="T2"><text:span text:style-name="T2">نَبَأَهُم بِالْحَقﱢّؐ إِنَّهُمْ فِتْيَة٘ —امَنُواْ بِرَبِّهِمْ وَزۣدْنَـٰهُمْ هُديًؐ </text:span><text:span text:style-name="T3">(13)</text:span><text:span text:style-name="T2"> وَرَبَطْنَا عَلَيٰ قُلُوبِهِمُ; إِذْ قَامُواْ فَقَالُواْ رَبُّنَا رَبُّ </text:span><text:span text:style-name="T5">۴</text:span><text:span text:style-name="T2">لسَّمَـٰوَ؛تِ وَالاَرْضِ لَن نَّدْعُوَاْ مِن دُونِهِ“ إِچَهاً لَّقَدْ قُلْنَآ إِذاً شَطَطاٗؐ </text:span><text:span text:style-name="T3">(14)</text:span><text:span text:style-name="T2"> هَـٰٓؤُلآَءِ قَوْمُنَا "تَّخَذُواْ مِــن دُونِهِ“ ءَالِهَةً لَّوْلاَ يَاتُونَ عَلَيْهِم بِسُلْطَـٰنٙ بَيِّنٍؐ فَمَــنَ اَظْلَمُ مِمَّنِ 'فْتَرۭيٰ عَلَي </text:span><text:span text:style-name="T5">۰</text:span><text:span text:style-name="T2">للَّهِ كَذِباًؐ </text:span><text:span text:style-name="T3">(15)</text:span><text:span text:style-name="T2"> وَإِذِ 'عْتَزَلْتُمُوهُمْ وَمَا يَعْبُدُونَ إِلاَّ </text:span><text:span text:style-name="T5">۰</text:span><text:span text:style-name="T2">للَّهَ فَأْوُﹽاْ إِلَــي </text:span><text:span text:style-name="T5">۰</text:span><text:span text:style-name="T2">لْكَهْفِ يَنشُرْ لَكُمْ رَبُّكُم مِّن </text:span><text:soft-page-break/><text:span text:style-name="T2">رَّحْمَتِهِ” وَيُهَيِّىْ لَكُم مِّنَ اَمْرۣكُم مَّرْفِقاًؐ </text:span><text:span text:style-name="T3">(16)</text:span><text:span text:style-name="T2"> © وَتَرَي </text:span><text:span text:style-name="T5">۰</text:span><text:span text:style-name="T2">لشَّمْسَ إِذَا طَلَعَت تَّزَّ؛وَرُ عَــن كَهْفِهِمْ ذَاتَ </text:span><text:span text:style-name="T5">۰</text:span><text:span text:style-name="T2">لْيَمِينِ وَإِذَا غَرَبَت تَّقْرۣضُهُمْ ذَاتَ </text:span><text:span text:style-name="T5">۰</text:span><text:span text:style-name="T2">لشِّمَالِ وَهُمْ فِى فَجْوَةٍ مِّنْهُؐ ذَ؛لِــكَ مِــنَ —ايَـٰــتِ </text:span><text:span text:style-name="T5">۱</text:span><text:span text:style-name="T2">للَّهِؐ مَـنْ يَّهْدِ </text:span><text:span text:style-name="T5">۱</text:span><text:span text:style-name="T2">للَّهُ فَهُوَ </text:span><text:span text:style-name="T5">۰</text:span><text:span text:style-name="T2">لْمُهْتَدِؐ” وَمَنْ يُّضْلِلْ فَلَن تَجِدَ لَهُ„ وَلِيّاً مُّرْشِداًؐ </text:span><text:span text:style-name="T3">(17)</text:span><text:span text:style-name="T2"> وَتَحْسِبُهُمُ; أَيْقَاظاً وَهُمْ رُقُودٌؐ وَنُقَلِّبُهُمْ ذَاتَ </text:span><text:span text:style-name="T5">۰</text:span><text:span text:style-name="T2">لْيَمِينِ وَذَاتَ </text:span><text:span text:style-name="T5">۰</text:span><text:span text:style-name="T2">لشِّمَالِ وَكَلْبُهُم بَـٰسِطٌ ذِرَاعَيْهِ بِالْوَصِيدِؐ لَوۣ 'طَّلَعْتَ عَلَيْهِمْ لَوَلَّيْتَ مِنْهُمْ فِرَاراً وَلَمُلِّيؔتَ مِنْهُمْ رُعْباًؐ </text:span><text:span text:style-name="T3">(18)</text:span><text:span text:style-name="T2"> وَكَذَ؛لِــكَ بَعَثْنَـٰهُمْ لِيَتَسَآءَلُواْ <text:s/>بَيْنَهُمْؐ قَالَ قَآئِــلٌ مِّنْهُمْ كَمْ لَبِثْتُمْؐ قَالُواْ لَبِثْنَا يَوْماٗ اَوْ بَعْضَ يَوْمٍؐ قَالُواْ رَبُّكُمُ; أَعْلَمُ بِمَا لَبِثْتُمْ فَابْعَثُوٓاْ أَحَدَكُم بِوَرۣقِكُمْ هَـٰذِهِ“ إِلَــي </text:span><text:span text:style-name="T5">۰</text:span><text:span text:style-name="T2">لْمَدِينَةِ فَلْيَنظُرَ اَيُّهَآ أَزْكۭيٰ طَعَاماً فَلْيَاتِكُم بِـرۣزْقٍ مِّنْهُ وَلْيَتَلَطَّفْؐ وَلاَ يُشْعِرَنَّ بِكُمُ; أَحَداٗؐ </text:span><text:span text:style-name="T3">(19)</text:span><text:span text:style-name="T2"> اِنَّهُمُ; إِنْ يَّظْهَرُواْ عَلَيْكُمْ يَرْجُمُوكُمُ; أَوْ يُعِيدُوكُمْ فِى مِلَّتِهِمْ وَلَــن تُفْڤِحُوٓاْ إِذاٗ اَبَداًؐ </text:span><text:span text:style-name="T3">(20)</text:span><text:span text:style-name="T2"> وَكَذَ؛لِــكَ أَعْثَرْنَا عَلَيْهِمْ لِيَعْلَمُوٓاْ أَنَّ وَعْدَ </text:span><text:span text:style-name="T5">۰</text:span><text:span text:style-name="T2">للَّهِ حَقٌّ وَأَنَّ </text:span><text:span text:style-name="T5">۰</text:span><text:span text:style-name="T2">لسَّاعَةَ لاَ رَيْبَ فِيهَآؐ إِذْ يَتَنَـٰزَعُونَ بَيْنَهُمُ; أَمْرَهُمْ فَقَالُواْ èبْنُواْ عَلَيْهِم بُنْيَـٰناًؐ رَّبُّهُمُ; أَعْلَمُ بِهِمْؐ قَالَ </text:span><text:span text:style-name="T5">۰</text:span><text:span text:style-name="T2">لذِيــنَ غَلَبُواْ عَلَيٰٓ أَمْرۣهِمْ ڤَنَتَّخِذَنَّ عَلَيْهِم مَّسْجِداًؐ </text:span><text:span text:style-name="T3">(21)</text:span><text:span text:style-name="T2"> سَيَقُولُونَ ثَـچَثَةٌ رَّابِعُهُمْ كَلْبُهُمْؐ وَيَقُولُونَ خَمْسَةٌ سَادِسُهُمْ كَلْبُهُمْ رَجْماَۢ بِالْغَيْبِؐ وَيَقُولُونَ سَبْعَةٌؐ وَثَامِنُهُمْ كَلْبُهُمْؐ قُل رَّبِّيَ أَعْلَمُ بِعِدَّتِهِمؐ مَّا يَعْلَمُهُمُ; إِلاَّ قَلِيــلٌؐ </text:span><text:span text:style-name="T3">(22)</text:span><text:span text:style-name="T2"> ® فَلاَ تُمَارۣ فِيهِمُ; إِلاَّ مِرَآءً ظَـٰهِراً وَلاَ تَسْتَفْــتِ فِيهِم مِّنْهُمُ; أَحَداًؐ </text:span><text:span text:style-name="T3">(23)</text:span><text:span text:style-name="T2"> وَلاَ تَقُولَنَّ لِشَاْىْءٖ اِنِّى فَاعِلٌ ذَ؛لِــكَ </text:span><text:soft-page-break/><text:span text:style-name="T2">غَداٗ اِلٓاَّ أَنْ يَّشَآءَ </text:span><text:span text:style-name="T5">۰</text:span><text:span text:style-name="T2">للَّهُؐ وَاذْكُر رَّبَّــكَ إِذَا نَسِيــتَؐ وَقُلْ عَسۭيٰٓ أَنْ يَّهْدِيَنِ” رَبِّى لَأِقْرَبببَ مِــنْ هَـٰذَا رَشَداًؐ </text:span><text:span text:style-name="T3">(24)</text:span><text:span text:style-name="T2"> وَلَبِثُواْ فِى كَهْفِهِمْ ثَـچَــثَ مِاْيؕةٍ سِنِينَ وَازْدَادُواْ تِسْعاًؐ </text:span><text:span text:style-name="T3">(25)</text:span><text:span text:style-name="T2"> قُـلِ </text:span><text:span text:style-name="T5">۱</text:span><text:span text:style-name="T2">للَّهُ أَعْلَمُ بِمَا لَبِثُواْؐ لَهُ„ غَيْــبُ </text:span><text:span text:style-name="T5">۴</text:span><text:span text:style-name="T2">لسَّمَـٰوَ؛تِ وَالاَرْضضضِؐ أَبْصِرْ بِهِ” وَأَسْمِعْؐ مَا لَهُم مِّن دُونِهِ” مِنْ وَّلِي؊ّؐ وَلاَ يُشْرۣكككُ فِى حُكْمِهِ“ أَحَداًؐ </text:span><text:span text:style-name="T3">(26)</text:span><text:span text:style-name="T2"> وَاتْــلُ مَآ ٱُوحِيَ إِلَيْــكَ مِن كِتَابِ رَبِّــكَ لاَ مُبَدِّلَ لِكَلِمَـٰتِهِؐ” وَلَن تَجِدَ مِن دُونِهِ” مُڤْتَحَداًؐ </text:span><text:span text:style-name="T3">(27)</text:span><text:span text:style-name="T2"> وَاصْبِرْ نَفْسَــكَ مَعَ </text:span><text:span text:style-name="T5">۰</text:span><text:span text:style-name="T2">لذِيــنَ يَدْعُونَ رَبَّهُم بِالْغَدَوٰةِ وَالْعَشِيِّ يُرۣيدُونَ وَجْهَهُؐ, وَلاَ تَعْدُ عَيْنَـٰكَ عَنْهُمْ تُرۣيدُ زۣينَةَ </text:span><text:span text:style-name="T5">۰</text:span><text:span text:style-name="T2">لْحَيَوٰةِ </text:span><text:span text:style-name="T5">۱</text:span><text:span text:style-name="T2">لدُّنْيۭاؐ وَلاَ تُطِعْ مَنَ اَغْفَلْنَا قَلْبَهُ„ عَــن ذِكْرۣنَا وَاتَّبَعَ هَوۭيٰهُ وَكَانننَ أَمْرُهُ„ فُرُطاًؐ </text:span><text:span text:style-name="T3">(28)</text:span><text:span text:style-name="T2"> وَقُـلِ </text:span><text:span text:style-name="T5">۱</text:span><text:span text:style-name="T2">لْحَقُّ مِن رَّبِّكُمْ فَمَــن شَآءَ فَلْيُومِنْ وَّمَــن شَآءَ فَلْيَكْفُرۣؐ اِنَّآ أَعْتَدْنَا لِلظَّـٰلِمِيــنَ نَاراٗ اَحَاطَ بِهِمْ سُرَادِقُهَاؐ وَإِنْ يَّسْتَغِيثُواْ يُغَاثُواْ بِمَآءٍ كَالْمُهْلِ يَشْوۣى </text:span><text:span text:style-name="T5">۱</text:span><text:span text:style-name="T2">لْوُجُوهَؐ بِيسَ </text:span><text:span text:style-name="T5">۰</text:span><text:span text:style-name="T2">لشَّرَابُؐ وَسَآءَتْ مُرْتَفَقاٗؐ </text:span><text:span text:style-name="T3">(29)</text:span><text:span text:style-name="T2"> ¥ اِنَّ </text:span><text:span text:style-name="T5">۰</text:span><text:span text:style-name="T2">لذِيــنَ ءَامَنُواْ وَعَمِلُواْ </text:span><text:span text:style-name="T5">۴</text:span><text:span text:style-name="T2">ڤصَّـٰڤِحَـٰتِ إِنَّا لاَ نُضِيعُ أَجْرَ مَــنَ اَحْسَــنَ عَمَلٗؐا </text:span><text:span text:style-name="T3">(30)</text:span><text:span text:style-name="T2"> </text:span><text:span text:style-name="T5">۷</text:span><text:span text:style-name="T2">وْلَئِــكَ</text:span></text:p>
      <text:p text:style-name="P2" loext:marker-style-name="T2"><text:span text:style-name="T2">لَهُمْ جَنَّـٰــتُ عَدْنٍ تَجْرۣى مِــن تَحْتِهِمُ </text:span><text:span text:style-name="T5">۴</text:span><text:span text:style-name="T2">لاَنْهَـٰرُ يُحَلَّوْنَ فِيهَا مِــنَ اَسَاوۣرَ مِــن ذَهَــبٍ وَيَلْبَسُونَ ثِيَاباٗ خُضْراً مِّــن سُندُسٍ وَإِسْتَبْرَقٍ مُّتَّكِـِٕينَ فِيهَا عَلَــي </text:span><text:span text:style-name="T5">۰</text:span><text:span text:style-name="T2">لاَرَآئِكِؐ نِعْمَ </text:span><text:span text:style-name="T5">۰</text:span><text:span text:style-name="T2">لثَّوَابُؐ وَحَسُنَتْ مُرْتَفَقاًؐ </text:span><text:span text:style-name="T3">(31)</text:span><text:span text:style-name="T2"> وَاضْرۣبببْ لَهُم مَّثَلًا رَّجُلَيْنِ جَعَلْنَا لَأِحَدِهِمَا جَنَّتَيْـنِ مِنَ اَعْنَـٰــبٍ وَحَفَفْنَـٰهُمَا بِنَخْلٍ وَجَعَلْنَا بَيْنَهُمَا زَرْعاًؐ </text:span><text:span text:style-name="T3">(32)</text:span><text:span text:style-name="T2"> كِلْتَا </text:span><text:span text:style-name="T5">۰</text:span><text:span text:style-name="T2">لْجَنَّتَيْــنۣ ءَاتَــتُ </text:span><text:span text:style-name="T5">۷</text:span><text:span text:style-name="T2">كْلَهَا وَلَمْ تَظْلِم مِّنْهُ شَيْـٔاًؐ وَفَجَّرْنَا خِچَلَهُمَا نَهَراً </text:span><text:span text:style-name="T3">(33)</text:span><text:span text:style-name="T2"> </text:span><text:soft-page-break/><text:span text:style-name="T2">وَكَانَ لَهُ„ ثُمُرٌؐ فَقَالَ ڤِصَـٰحِبِهِ” وَهُوَ يُحَاوۣرُهُ; أَنَآ أَكْثَرُ مِنــكَ مَالًا وَأَعَزُّ نَفَراًؐ </text:span><text:span text:style-name="T3">(34)</text:span><text:span text:style-name="T2"> وَدَخَـلَ جَنَّتَهُ„ وَهُوَ ظَالِمٌ لِّنَفْسِهِؐ” قَالَ مَآ أَظُنُّ أَن تَبِيدَ هَـٰذِهِ“ أَبَداً وَمَآ أَظُــنُّ </text:span><text:span text:style-name="T5">۴</text:span><text:span text:style-name="T2">لسَّاعَةَ قَآئِمَةً وَلَئِن رُّدِدتُّ إِلَيٰ رَبِّى لَأَجِدَنَّ خَيْراً مِّنْهُمَا مُنقَلَباًؐ </text:span><text:span text:style-name="T3">(35)</text:span><text:span text:style-name="T2"> قَالَ لَهُ„ صَـٰحِبُهُ„ وَهُوَ يُحَاوۣرُهُ; أَكَفَرْتَ بِاﻟ﮲ خَلَقَكَ مِن تُرَابٍ ثُمَّ مِن نُّطْفَةٍ ثُمَّ سَوّۭيٰــكَ رَجُلًؐا </text:span><text:span text:style-name="T3">(36)</text:span><text:span text:style-name="T2"> چَّـكِنَّا هُوَ </text:span><text:span text:style-name="T5">۰</text:span><text:span text:style-name="T2">للَّهُ رَبِّى وَلآَ ٱُشْرۣكككُ بِرَبِّــيَ أَحَداًؐ </text:span><text:span text:style-name="T3">(37)</text:span><text:span text:style-name="T2"> وَلَوْلآَ إِذْ دَخَلْتَ جَنَّتَــكَ قُلْتَ مَا شَآءَ </text:span><text:span text:style-name="T5">۰</text:span><text:span text:style-name="T2">للَّهُ لاَ قُوَّةَ إِلاَّ بِاللَّهِؐ إِن تَرَنِ أَنَآ أَقَلَّ مِنكَ مَالًا وَوَلَداً </text:span><text:span text:style-name="T3">(38) </text:span><text:span text:style-name="T2">فَعَسۭيٰ رَبِّيَ أَنْ يُّوتِيَــنۣ” خَيْراً مِّن جَنَّتِــكَ وَيُرْسِــلَ عَلَيْهَا حُسْبَـٰناً مِّــنَ </text:span><text:span text:style-name="T5">۰</text:span><text:span text:style-name="T2">لسَّمَآءِ فَتُصْبِحَ صَعِيداً زَلَقاٗ </text:span><text:span text:style-name="T3">(39)</text:span><text:span text:style-name="T2"> اَوْ يُصْبِحَ مَآؤُهَا غَوْراً فَلَــن تَسْتَطِيعَ لَهُ„ طَلَباًؐ </text:span><text:span text:style-name="T3">(40)</text:span><text:span text:style-name="T2"> ® وَٱُحِيطَ بِثُمُرۣهِ” فَأَصْبَحَ يُقَلِّبُ كَفَّيْهِ عَلَــيٰ مَآ أَنفَقَ فِيهَا وَهِيَ خَاوۣيَة٘ عَلَيٰ عُرُوشِهَا وَيَقُولُ يَـٰلَيْتَنِى لَمُ </text:span><text:span text:style-name="T5">۷</text:span><text:span text:style-name="T2">شْرۣكْ بِرَبِّــيَ أَحَداًؐ </text:span><text:span text:style-name="T3">(41)</text:span><text:span text:style-name="T2"> وَلَمْ تَكُــن لَّهُ„ فِـيؕةٌ يَنصُرُونَهُ„ مِن دُونِ </text:span><text:span text:style-name="T5">۱</text:span><text:span text:style-name="T2">للَّهِؐ وَمَا كَانننَ مُنتَصِراٗؐ </text:span><text:span text:style-name="T3">(42)</text:span><text:span text:style-name="T2"> هُنَالِــكَ </text:span><text:span text:style-name="T5">۰</text:span><text:span text:style-name="T2">لْوَچَيَةُ لِلهِ </text:span><text:span text:style-name="T5">۱</text:span><text:span text:style-name="T2">لْحَقﱢّؐ هُوَ خَيْرٌ ثَوَاباً وَخَيْر٘ عُقُباًؐ </text:span><text:span text:style-name="T3">(43)</text:span><text:span text:style-name="T2"> وَاضْرۣبْ لَهُم مَّثَــلَ </text:span><text:span text:style-name="T5">۰</text:span><text:span text:style-name="T2">لْحَيَوٰةِ </text:span><text:span text:style-name="T5">۱</text:span><text:span text:style-name="T2">لدُّنْيۭا كَمَآءٖ اَنزَلْنَـٰهُ مِنَ </text:span><text:span text:style-name="T5">۰</text:span><text:span text:style-name="T2">لسَّمَآءِ فَاخْتَلَطَ بِهِ” نَبَاتُ </text:span><text:span text:style-name="T5">۴</text:span><text:span text:style-name="T2">لاَرْضضضِ فَأَصْبَحَ هَشِيماً تَذْرُوهُ </text:span><text:span text:style-name="T5">۴</text:span><text:span text:style-name="T2">لرّۣيَـٰحُؐ وَكَانننَ </text:span><text:span text:style-name="T5">۰</text:span><text:span text:style-name="T2">للَّهُ عَلَيٰ كُلِّ شَيْءٍ مُّقْتَدِراٗؐ </text:span><text:span text:style-name="T3">(44)</text:span><text:span text:style-name="T2"> </text:span><text:span text:style-name="T5">۱</text:span><text:span text:style-name="T2">لْمَالُ وَالْبَنُونَ زۣينَةُ </text:span><text:span text:style-name="T5">۴</text:span><text:span text:style-name="T2">لْحَيَوٰةِ </text:span><text:span text:style-name="T5">۱</text:span><text:span text:style-name="T2">لدُّنْيۭاؐ وَالْبَـٰقِيَـٰــتُ </text:span><text:span text:style-name="T5">۴</text:span><text:span text:style-name="T2">ڤصَّـٰڤِحَـٰــتُ خَيْر٘ عِندَ رَبِّــكَ ثَوَاباً وَخَيْر٘ اَمَلًؐا </text:span><text:span text:style-name="T3">(45)</text:span><text:span text:style-name="T2"> وَيَوْمَ نُسَيِّرُ </text:span><text:span text:style-name="T5">۴</text:span><text:span text:style-name="T2">لْجِبَالَ وَتَرَي </text:span><text:span text:style-name="T5">۰</text:span><text:span text:style-name="T2">لاَرْضَ بَارۣزَةً وَحَشَرْنَـٰهُمْ فَلَمْ نُغَادِرْ مِنْهُمُ; أَحَداًؐ </text:span><text:span text:style-name="T3">(46)</text:span><text:span text:style-name="T2"> وَعُرۣضُواْ عَلَيٰ رَبِّــكَ صَفّاًؐ لَّقَدْ جِيؔتُمُونَا كَمَا خَلَقْنَـٰكُمُ; أَوَّلَ مَرَّةٙؐ بَلْ </text:span><text:soft-page-break/><text:span text:style-name="T2">زَعَمْتُمُ; أَلَّن نَّجْعَــلَ لَكُم مَّوْعِداًؐ </text:span><text:span text:style-name="T3">(47)</text:span><text:span text:style-name="T2"> وَوُضِعَ </text:span><text:span text:style-name="T5">۰</text:span><text:span text:style-name="T2">لْكِتَـٰبُ فَتَرَي </text:span><text:span text:style-name="T5">۰</text:span><text:span text:style-name="T2">ڤْمُجْرۣمِيــنَ مُشْفِقِيــنَ مِمَّا فِيهِؐ وَيَقُولُونَ يَـٰوَيْلَتَنَا مَالِ هَـٰذَا </text:span><text:span text:style-name="T5">۰</text:span><text:span text:style-name="T2">لْكِتَـٰــبِ لاَ يُغَادِرُ صَغِيرَةً وَلاَ كَبِيرَةٗ اِلٓاَّ أَحْصۭيٰهَاؐ وَوَجَدُواْ مَا عَمِلُواْ حَاضِراًؐ وَلاَ يَظْلِمُ رَبُّكَ أَحَداًؐ </text:span><text:span text:style-name="T3">(48)</text:span><text:span text:style-name="T2"> © وَإِذْ قُلْنَا لِلْمَلَئِكَةِ </text:span><text:span text:style-name="T5">۹</text:span><text:span text:style-name="T2">سْجُدُواْ ءَلِادَمَ فَسَجَدُوٓاْؐ إِلٓاَّ إِبْلِيــسَ كَانَ مِــنَ </text:span><text:span text:style-name="T5">۰</text:span><text:span text:style-name="T2">لْجِــنّۣ فَفَسَقَ عَنَ اَمْرۣ رَبِّهِؐ“ أَفَتَتَّخِذُونَهُ„ وَذُرّۣيَّتَهُ; أَوْلِيَآءَ مِن دُونِى وَهُمْ لَكُمْ عَدُوّٛؐ بِيسَ لِلظَّـٰلِمِينَ بَدَلًؐا </text:span><text:span text:style-name="T3">(49)</text:span><text:span text:style-name="T2"> مَّآ أَشْهَدتُّهُمْ خَلْــقَ </text:span><text:span text:style-name="T5">۰</text:span><text:span text:style-name="T2">لسَّمَـٰوَ؛تِ وَالاَرْضِ وَلاَ خَلْــقَ أَنفُسِهِمْ وَمَا كُنــتُ مُتَّخِذَ </text:span><text:span text:style-name="T5">۰</text:span><text:span text:style-name="T2">لْمُضِلِّيــنَ عَضُداًؐ </text:span><text:span text:style-name="T3">(50)</text:span><text:span text:style-name="T2"> وَيَوْمَ يَقُولُ نَادُواْ شُرَكَآءِيَ </text:span><text:span text:style-name="T5">۰</text:span><text:span text:style-name="T2">لذِينَ زَعَمْتُمْ فَدَعَوْهُمْ فَلَمْ يَسْتَجِيبُواْ لَهُمْ وَجَعَلْنَا بَيْنَهُم مَّوْبِقاًؐ </text:span><text:span text:style-name="T3">(51)</text:span><text:span text:style-name="T2"> وَرَءَا </text:span><text:span text:style-name="T5">۰</text:span><text:span text:style-name="T2">ڤْمُجْرۣمُونَ </text:span><text:span text:style-name="T5">۰</text:span><text:span text:style-name="T2">لنَّارَ فَظَنُّوٓاْ أَنَّهُم مُّوَاقِعُوهَا وَلَمْ يَجِدُواْ عَنْهَا مَصْرۣفاًؐ </text:span><text:span text:style-name="T3">(52)</text:span><text:span text:style-name="T2"> وَلَقَدْ صَرَّفْنَا فِى هَـٰذَا </text:span><text:span text:style-name="T5">۰</text:span><text:span text:style-name="T2">لْقُرْءَانِ لِلنَّاسِ مِن كُلِّ مَثَلٍؐ وَكَانَ </text:span><text:span text:style-name="T5">۰</text:span><text:span text:style-name="T2">لِانسَـٰــنُ أَكْثَرَ شَيْءٍ جَدَلًؐا </text:span><text:span text:style-name="T3">(53)</text:span><text:span text:style-name="T2"> وَمَا مَنَعَ </text:span><text:span text:style-name="T5">۰</text:span><text:span text:style-name="T2">لنَّاسَ أَنْ يُّومِنُوٓاْ إِذْ جَآءَهُمُ </text:span><text:span text:style-name="T5">۴</text:span><text:span text:style-name="T2">لْهُدۭيٰ وَيَسْتَغْفِرُواْ رَبَّهُمُ; إِلٓاَّ أَن تَاتِيَهُمْ سُنَّةُ </text:span><text:span text:style-name="T5">۴</text:span><text:span text:style-name="T2">لاَوَّلِينَ أَوْ يَاتِيَهُمُ </text:span><text:span text:style-name="T5">۴</text:span><text:span text:style-name="T2">لْعَذَابُ قِبَلًؐا </text:span><text:span text:style-name="T3">(54) </text:span><text:span text:style-name="T2">وَمَا نُرْسِــلُ </text:span><text:span text:style-name="T5">۴</text:span><text:span text:style-name="T2">لْمُرْسَلِينَ إِلاَّ مُبَشِّرۣينَ وَمُنذِرۣينَؐ وَيُجَـٰدِلُ </text:span><text:span text:style-name="T5">۴</text:span><text:span text:style-name="T2">لذِينَ كَفَرُواْ بِالْبَـٰطِل ڤِيُدْحِضُواْ بِهِ </text:span><text:span text:style-name="T5">۱</text:span><text:span text:style-name="T2">لْحَقَّؐ وَاتَّخَذُوٓاْ ءَايَـٰتِى وَمَآ ٱُنذِرُواْ هُزُؤاًؐ </text:span><text:span text:style-name="T3">(55)</text:span><text:span text:style-name="T2"> وَمَــنَ اَظْلَمُ مِمَّــن ذُكِّرَ بِـَٔايَـٰــتِ رَبِّهِ” فَأَعْرَضضضَ عَنْهَا وَنَسِــيَ مَا قَدَّمَتْ يَدَ؛هُؐ إِنَّا جَعَلْنَا عَلَيٰ قُلُوبِهِمُ; أَكِنَّةٗ اَنْ يَّفْقَهُوهُ وَفِىٓ ءَاذَانِهِمْ وَقْراًؐ وَإِن تَدْعُهُمُ; إِلَــي </text:span><text:span text:style-name="T5">۰</text:span><text:span text:style-name="T2">لْهُدۭيٰ فَلَـنْ يَّهْتَدُوٓاْ إِذاٗ اَبَداًؐ </text:span><text:span text:style-name="T3">(56)</text:span><text:span text:style-name="T2"> وَرَبُّكَ </text:span><text:span text:style-name="T5">۰</text:span><text:span text:style-name="T2">لْغَفُورُ ذُو </text:span><text:span text:style-name="T5">۴</text:span><text:span text:style-name="T2">لرَّحْمَةِؐ لَوْ يُوَ۬اخِذُهُم بِمَا كَسَبُواْ </text:span><text:soft-page-break/><text:span text:style-name="T2">ڤَعَجَّــلَ لَهُمُ </text:span><text:span text:style-name="T5">۴</text:span><text:span text:style-name="T2">لْعَذَابببَؐ بَــل لَّهُم مَّوْعِدٌ لَّنْ يَّجِدُواْ مِن دُونِهِ” مَوْئِلًؐا </text:span><text:span text:style-name="T3">(57)</text:span><text:span text:style-name="T2"> ® وَتِلْــكَ </text:span><text:span text:style-name="T5">۰</text:span><text:span text:style-name="T2">لْقُرۭيٰٓ أَهْلَكْنَـٰهُمْ لَمَّا ظَلَمُواْ وَجَعَلْنَا لِمُهْلَكِهِم مَّوْعِداًؐ </text:span><text:span text:style-name="T3">(58)</text:span><text:span text:style-name="T2"> وَإِذْ قَالَ مُوسۭيٰ لِفَتۭيٰهُ لآَ أَبْرَحُ حَتَّيٰٓ أَبْلُغَ مَجْمَعَ </text:span><text:span text:style-name="T5">۰</text:span><text:span text:style-name="T2">ڤْبَحْرَيْنِ أَوَ اَمْضِــيَ حُقُباًؐ </text:span><text:span text:style-name="T3">(59)</text:span><text:span text:style-name="T2"> فَلَمَّا بَلَغَا مَجْمَعَ بَيْنِهِمَا نَسِيَا حُوتَهُمَا فَاتَّخَذَ سَبِيلَهُ„ فِى </text:span><text:span text:style-name="T5">۱</text:span><text:span text:style-name="T2">ڤْبَحْرۣ سَرَباًؐ </text:span><text:span text:style-name="T3">(60)</text:span><text:span text:style-name="T2"> فَلَمَّا جَاوَزَا قَالَ لِفَتۭيٰهُ ءَاتِنَا غَدَآءَنَا لَقَدْ لَقِينَا مِــن سَفَرۣنَا هَـٰذَا نَصَباًؐ </text:span><text:span text:style-name="T3">(61)</text:span><text:span text:style-name="T2"> قَالَ أَرَ×يْــتَ إِذَ اَوَيْنَآ إِلَــي </text:span><text:span text:style-name="T5">۰</text:span><text:span text:style-name="T2">ڤصَّخْرَةِ فَإِنِّى نَسِيــتُ </text:span><text:span text:style-name="T5">۴</text:span><text:span text:style-name="T2">لْحُوتتتَؐ وَمَآ أَنسۭيٰنِيهِ إِلاَّ </text:span><text:span text:style-name="T5">۰</text:span><text:span text:style-name="T2">لشَّيْطَـٰنُ أَنَ اَذْكُرَهُؐ, وَاتَّخَذَ سَبِيلَهُ„ فِى </text:span><text:span text:style-name="T5">۱</text:span><text:span text:style-name="T2">ڤْبَحْرۣؐ عَجَباًؐ </text:span><text:span text:style-name="T3">(62)</text:span><text:span text:style-name="T2"> قَالَ ذَ؛لِــكَ مَا كُنَّا نَبْغِؐ” فَارْتَدَّا عَلَيٰٓ ءَاثۭارۣهِمَا قَصَصاً </text:span><text:span text:style-name="T3">(63)</text:span><text:span text:style-name="T2"> فَوَجَدَا عَبْداً مِّنْ عِبَادِنَآ ءَاتَيْنَـٰهُ رَحْمَةً مِّنْ عِندِنَا وَعَلَّمْنَـٰهُ مِــن لَّدُنَّا عِلْماًؐ </text:span><text:span text:style-name="T3">(64)</text:span><text:span text:style-name="T2"> قَالَ لَهُ„ مُوسۭــيٰ هَلَ اَتَّبِعُــكَ عَلَيٰٓ أَن تُعَلِّمَنِ” مِمَّا عُلِّمْتَ رُشْداًؐ </text:span><text:span text:style-name="T3">(65)</text:span><text:span text:style-name="T2"> قَالَ إِنَّــكَ لَــن تَسْتَطِيعَ مَعِى صَبْراًؐ </text:span><text:span text:style-name="T3">(66)</text:span><text:span text:style-name="T2"> وَكَيْفَ تَصْبِرُ عَلَــيٰ مَا لَمْ تُحِطْ بِهِ” خُبْراًؐ </text:span><text:span text:style-name="T3">(67)</text:span><text:span text:style-name="T2"> قَالَ سَتَجِدُنِيَ إِن شَآءَ </text:span><text:span text:style-name="T5">۰</text:span><text:span text:style-name="T2">للَّهُ صَابِراًؐ وَلآَ أَعْصِى لَــكَ أَمْراًؐ </text:span><text:span text:style-name="T3">(68)</text:span><text:span text:style-name="T2"> قَالَ فَإِنِ 'تَّبَعْتَنِى فَلاَ تَسْـَٔلَنِّى عَــن شَيْءٖ حَتَّــيٰٓ ٱُحْدِثَ لَــكَ مِنْهُ ذِكْراًؐ </text:span><text:span text:style-name="T3">(69)</text:span><text:span text:style-name="T2"> فَانطَلَقَا حَتَّيٰٓ إِذَا رَكِبَا فِى </text:span><text:span text:style-name="T5">۱</text:span><text:span text:style-name="T2">لسَّفِينَةِ خَرَقَهَاؐ قَالَ أَخَرَقْتَهَا لِتُغْرۣقَ أَهْلَهَا لَقَدْ جِيؔــتَ شَيْـٔاٗ اِمْراًؐ </text:span><text:span text:style-name="T3">(70)</text:span><text:span text:style-name="T2"> قَالَ أَلَمَ اَقُـلِ اِنَّــكَ لَــن تَسْتَطِيعَ مَعِى صَبْراًؐ </text:span><text:span text:style-name="T3">(71)</text:span><text:span text:style-name="T2"> قَالَ لاَ تُوَ۬اخِذْنِى بِمَا نَسِيتُ وَلاَ تُرْهِقْنِى مِنَ اَمْرۣى عُسْراًؐ </text:span><text:span text:style-name="T3">(72)</text:span><text:span text:style-name="T2"> فَانطَلَقَا حَتَّيٰٓ إِذَا لَقِيَا غُچَماً فَقَتَلَهُ„ قَالَ أَقَتَلْــتَ نَفْساً زَ؛كِيَةَۢ بِغَيْرۣ نَفْــسٍ لَّقَدْ جِيؔــتَ شَيْـٔاً نُّكُراًؐ </text:span><text:span text:style-name="T3">(73)</text:span><text:span text:style-name="T2"> ¤ قَالَ أَلَمَ اَقُل لَّــكَ إِنَّــكَ لَــن تَسْتَطِيعَ مَعِى صَبْراًؐ </text:span><text:span text:style-name="T3">(74)</text:span><text:span text:style-name="T2"> قَالَ إِن سَأَلْتُــكَ عَــن شَيْءٙ </text:span><text:soft-page-break/><text:span text:style-name="T2">بَعْدَهَا فَلاَ تُصَـٰحِبْنِى قَدْ بَلَغْــتَ مِن لَّدُنِى عُذْراًؐ </text:span><text:span text:style-name="T3">(75)</text:span><text:span text:style-name="T2"> فَانطَلَقَا حَتَّيٰٓ إِذَآ أَتَيَآ أَهْلَ قَرْيَةٖ 'سْتَطْعَمَآ أَهْلَهَا فَأَبَوَاْ اَنْ يُّضَيِّفُوهُمَا فَوَجَدَا فِيهَا جِدَاراً يُرۣيدُ أَنْ يَّنقَضَّ فَأَقَامَهُؐ, قَالَ لَوْ شِيؔــتَ ڤَتَّخَذتَّ عَلَيْهِ أَجْراًؐ </text:span><text:span text:style-name="T3">(76)</text:span><text:span text:style-name="T2"> قَالَ هَـٰذَا فِرَاقُ بَيْنِى وَبَيْنِــكَؐ سَٱُنَبِّيؖــكَ بِتَاوۣيلِ مَا لَمْ تَسْتَطِع عَّلَيْهِ صَبْراٗؐ </text:span><text:span text:style-name="T3">(77)</text:span><text:span text:style-name="T2"> اَمَّا </text:span><text:span text:style-name="T5">۰</text:span><text:span text:style-name="T2">لسَّفِينَةُ فَكَانَــتْ لِمَسَـٰكِينَ يَعْمَلُونَ فِى </text:span><text:span text:style-name="T5">۱</text:span><text:span text:style-name="T2">ڤْبَحْرۣ فَأَرَدتُّ أَنَ اَعِيبَهَا وَكَانَ وَرَآءَهُم مَّلِكٌ يَاخُذُ كُلَّ سَفِينَةٖ غَصْباًؐ </text:span><text:span text:style-name="T3">(78)</text:span><text:span text:style-name="T2"> وَأَمَّا </text:span><text:span text:style-name="T5">۰</text:span><text:span text:style-name="T2">لْغُچَمُ فَكَانَ أَبَوَ؛هُ مُومِنَيْنِ فَخَشِينَآ أَنْ يُّرْهِقَهُمَا طُغْيَــٰناً وَكُفْراًؐ </text:span><text:span text:style-name="T3">(79)</text:span><text:span text:style-name="T2"> فَأَرَدْنَآ أَنْ يُّبَدِّلَهُمَا رَبُّهُمَا خَيْراً مِّنْهُ زَكَوٰةً وَأَقْرَبَ رُحْماًؐ </text:span><text:span text:style-name="T3">(80)</text:span><text:span text:style-name="T2"> وَأَمَّا </text:span><text:span text:style-name="T5">۰</text:span><text:span text:style-name="T2">لْجِدَارُ فَكَانَ لِغُچَمَيْنِ يَتِيمَيْنِ فِى </text:span><text:span text:style-name="T5">۱</text:span><text:span text:style-name="T2">لْمَدِينَةِ وَكَانَ تَحْتَهُ„ كَنزٌ لَّهُمَاؐ وَكَانَ أَبُوهُمَا صَـٰڤِحاً فَأَرَادَ رَبُّكَ أَنْ يَّبْلُغَآ أَشُدَّهُمَا وَيَسْتَخْرۣجَا كَنزَهُمَا رَحْمَةً مِّن رَّبِّــكَؐ وَمَا فَعَلْتُهُ„ عَنَ اَمْرۣىؐ ذَ؛لِــكَ تَاوۣيلُ مَا لَمْ تَسْطِع عَّلَيْهِ صَبْراًؐ </text:span><text:span text:style-name="T3">(81)</text:span><text:span text:style-name="T2"> وَيَسْـَٔلُونَــكَ عَن ذى </text:span><text:span text:style-name="T5">۱</text:span><text:span text:style-name="T2">لْقَرْنَيْنِؐ قُلْ سَأَتْلُواْ عَلَيْكُم مِّنْهُ ذِكْراٗؐ </text:span><text:span text:style-name="T3">(82)</text:span><text:span text:style-name="T2"> اِنَّا مَكَّنَّا لَهُ„ فِى </text:span><text:span text:style-name="T5">۱</text:span><text:span text:style-name="T2">لاَرْضِ وَءَاتَيْنَــٰهُ مِن كُلِّ شَيْءٍ سَبَباً </text:span><text:span text:style-name="T3">(83) </text:span><text:span text:style-name="T2">فَاتَّبَعَ سَبَباٗ حَتَّيٰٓ إِذَا بَلَغَ مَغْرۣبَ </text:span><text:span text:style-name="T5">۰</text:span><text:span text:style-name="T2">لشَّمْسِ وَجَدَهَا تَغْرُبُ فِى عَيْنٖ حَمِيؕة وَوَجَدَ عِندَهَا قَوْماًؐ قُلْنَا يَـٰذَا </text:span><text:span text:style-name="T5">۰</text:span><text:span text:style-name="T2">لْقَرْنَيْنِ إِمَّآ أَن تُعَذِّبببَ وَإِمَّآ أَن تَتَّخِذَ فِيهِمْ حُسْناًؐ </text:span><text:span text:style-name="T3">(84)</text:span><text:span text:style-name="T2"> ® قَالَ أَمَّا مَن ظَلَمَ فَسَوْفَ نُعَذِّبُهُ„ ثُمَّ يُرَدُّ إِلَيٰ رَبِّهِ” فَيُعَذِّبُهُ„ عَذَاباً نُّكُراًؐ </text:span><text:span text:style-name="T3">(85)</text:span><text:span text:style-name="T2"> وَأَمَّا مَنَ —امَنَ وَعَمِلَ صَـٰڤِحاً فَلَهُ„ جَزَآءُ </text:span><text:span text:style-name="T5">۴</text:span><text:span text:style-name="T2">لْحُسْنۭيٰؐ وَسَنَقُولُ لَهُ„ مِنَ اَمْرۣنَا يُسْراًؐ </text:span><text:span text:style-name="T3">(86)</text:span><text:span text:style-name="T2"> ثُمَّ "تَّبَعَ سَبَباٗ حَتَّيٰٓ إِذَا بَلَغَ مَطْلِعَ </text:span><text:span text:style-name="T5">۰</text:span><text:span text:style-name="T2">لشَّمْسِ وَجَدَهَا تَطْلُعُ عَلَيٰ </text:span><text:soft-page-break/><text:span text:style-name="T2">قَوْمٍ لَّمْ نَجْعَل لَّهُم مِّن دُونِهَا سِتْراً </text:span><text:span text:style-name="T3">(87)</text:span><text:span text:style-name="T2"> كَذَ؛لِــكَؐ وَقَدَ اَحَطْنَا بِمَا لَدَيْهِ خُبْراًؐ </text:span><text:span text:style-name="T3">(88)</text:span><text:span text:style-name="T2"> ثُمَّ "تَّبَعَ سَبَباٗ حَتَّيٰٓ إِذَا بَلَغَ بَيْنَ </text:span><text:span text:style-name="T5">۰</text:span><text:span text:style-name="T2">لسُّدَّيْنِ وَجَدَ مِن دُونِهِمَا قَوْماً لاَّ يَكَادُونَ يَفْقَهُونَ قَوْلًؐا </text:span><text:span text:style-name="T3">(89)</text:span><text:span text:style-name="T2"> قَالُواْ يَــٰذَا </text:span><text:span text:style-name="T5">۰</text:span><text:span text:style-name="T2">لْقَرْنَيْنِ إِنَّ يَاجُوجَ وَمَاجُوجَ مُفْسِدُونَ فِى </text:span><text:span text:style-name="T5">۱</text:span><text:span text:style-name="T2">لاَرْضِ فَهَلْ نَجْعَلُ لَــكَ خَرْجاٗ عَلَـيٰٓ أَن تَجْعَلَ بَيْنَنَا وَبَيْنَهُمْ سُدّاًؐ </text:span><text:span text:style-name="T3">(90)</text:span><text:span text:style-name="T2"> قَالَ مَا مَكَّنِّى فِيهِ رَبِّى خَيْرٌؐ فَأَعِينُونِى بِقُوَّةٖ اَجْعَلْ بَيْنَكُمْ وَبَيْنَهُمْ رَدْماٗؐ </text:span><text:span text:style-name="T3">(91)</text:span><text:span text:style-name="T2"> —اتُونِى زُبَـرَ </text:span><text:span text:style-name="T5">۰</text:span><text:span text:style-name="T2">لْحَدِيدِؐ حَتَّيٰٓ إِذَا سَاوۭيٰ بَيْنَ </text:span><text:span text:style-name="T5">۰</text:span><text:span text:style-name="T2">لصَّدَفَيْنِ قَالَ </text:span><text:span text:style-name="T5">۸</text:span><text:span text:style-name="T2">نفُخُواْؐ حَتَّيٰٓ إِذَا جَعَلَهُ„ نَاراً</text:span></text:p>
      <text:p text:style-name="P3" loext:marker-style-name="T2"/>
      <text:p text:style-name="P4" loext:marker-style-name="T2"><text:span text:style-name="T2"/></text:p>
      <text:p text:style-name="P2" loext:marker-style-name="T2"><text:span text:style-name="T2">قَالَ ءَاتُونِىٓ ٱُفْرۣغْ عَلَيْهِ قِطْراًؐ </text:span><text:span text:style-name="T3">(92)</text:span><text:span text:style-name="T2"> فَمَا "سْطَـٰعُوٓاْ أَنْ يَّظْهَرُوهُ وَمَا "سْتَطَـٰعُواْ لَهُ„ نَقْباًؐ </text:span><text:span text:style-name="T3">(93)</text:span><text:span text:style-name="T2"> قَالَ هَـٰذَا رَحْمَةٌ مِّن رَّبِّىؐ فَإِذَا جَآءَ وَعْدُ رَبِّى جَعَلَهُ„ دَكّاً وَكَانَ وَعْدُ رَبِّى حَقّاًؐ </text:span><text:span text:style-name="T3">(94)</text:span><text:span text:style-name="T2"> وَتَرَكْنَا بَعْضَهُمْ يَوْمَئِذٍ يَمُوجُ فِى بَعْضٍؐ وَنُفِخَ فِى </text:span><text:span text:style-name="T5">۱</text:span><text:span text:style-name="T2">لصُّورۣ فَجَمَعْنَـٰهُمْ جَمْعاًؐ </text:span><text:span text:style-name="T3">(95)</text:span><text:span text:style-name="T2"> وَعَرَضْنَا جَهَنَّمَ يَوْمَئِذٍ لِّلْكۭـٰفِرۣينَ عَرْضاٗ </text:span><text:span text:style-name="T3">(96)</text:span><text:span text:style-name="T2"> </text:span><text:span text:style-name="T5">۱</text:span><text:span text:style-name="T2">لذِينَ كَانَــتَ اَعْيُنُهُمْ فِى غِطَآءٖ عَن ذِكْرۣى وَكَانُواْ لاَ يَسْتَطِيعُونَ سَمْعاٗؐ </text:span><text:span text:style-name="T3">(97)</text:span><text:span text:style-name="T2"> © اَفَحَسِــبَ </text:span><text:span text:style-name="T5">۰</text:span><text:span text:style-name="T2">لذِينَ كَفَرُوٓاْ أَنْ يَّتَّخِذُواْ عِبَادِى مِن دُونِيَ أَوْلِيَآءَؐ اۭنَّآ أَعْتَدْنَا جَهَنَّمَ لِلْكۭـٰفِرۣينَ نُزُلًؐا </text:span><text:span text:style-name="T3">(98)</text:span><text:span text:style-name="T2"> قُلْ هَلْ نُنَبِّيؖكُم بِالاَخْسَرۣينَ أَعْمَـٰلٗا </text:span><text:span text:style-name="T5">۱</text:span><text:span text:style-name="T2">لذِينَ ضَلَّ سَعْيُهُمْ فِى </text:span><text:span text:style-name="T5">۱</text:span><text:span text:style-name="T2">لْحَيَوٰةِ </text:span><text:span text:style-name="T5">۱</text:span><text:span text:style-name="T2">لدُّنْيۭا وَهُمْ يَحْسِبُونَ أَنَّهُمْ يُحْسِنُونَ صُنْعاٗؐ </text:span><text:span text:style-name="T3">(99)</text:span><text:span text:style-name="T2"> </text:span><text:span text:style-name="T5">۷</text:span><text:span text:style-name="T2">وْلَئِــكَ </text:span><text:span text:style-name="T5">۰</text:span><text:span text:style-name="T2">لذِينَ كَفَرُواْ بِـَٔايَــٰــتِ رَبِّهِمْ وَلِقَآئِهِ” فَحَبِطَــتَ اَعْمَــٰلُهُمْ فَلاَ نُقِيمُ لَهُمْ يَوْمَ </text:span><text:span text:style-name="T5">۰</text:span><text:span text:style-name="T2">لْقِيَــٰمَةِ وَزْناًؐ </text:span><text:span text:style-name="T3">(100)</text:span><text:span text:style-name="T2"> ذَ؛لِــكَ جَزَآؤُهُمْ جَهَنَّمُ بِمَا كَفَرُواْ وَاتَّخَذُوٓاْ ءَايَــٰتِى وَرُسُلِى هُزُؤاٗؐ </text:span><text:span text:style-name="T3">(101)</text:span><text:span text:style-name="T2"> اِنَّ </text:span><text:span text:style-name="T5">۰</text:span><text:span text:style-name="T2">لذِينَ ءَامَنُواْ وَعَمِلُواْ </text:span><text:span text:style-name="T5">۴</text:span><text:span text:style-name="T2">ڤصَّـٰڤِحَــٰــتِ كَانَــتْ لَهُمْ جَنَّــٰــتُ </text:span><text:span text:style-name="T5">۴</text:span><text:span text:style-name="T2">لْفِرْدَوْسِ نُزُلٗا </text:span><text:span text:style-name="T3">(102)</text:span><text:span text:style-name="T2"> خَــٰلِدِينَ</text:span></text:p>
      <text:p text:style-name="P3" loext:marker-style-name="T2"/>
      <text:p text:style-name="P4" loext:marker-style-name="T2"><text:span text:style-name="T2"><text:s/>فِيهَا لاَ يَبْغُونَ عَنْهَا حِوَلًؐا </text:span><text:span text:style-name="T3">(103)</text:span><text:span text:style-name="T2"> قُل لَّوْ كَانَ </text:span><text:span text:style-name="T5">۰</text:span><text:span text:style-name="T2">ڤْبَحْرُ مِدَاداً لِّكَلِمَـٰــتِ رَبِّى لَنَفِدَ </text:span><text:span text:style-name="T5">۰</text:span><text:span text:style-name="T2">ڤْبَحْرُ قَبْلَ أَن تَنفَدَ كَلِمَـٰــتُ رَبِّى وَلَوْ جِيؔنَا بِمِثْلِهِ” مَدَداًؐ </text:span><text:span text:style-name="T3">(104)</text:span><text:span text:style-name="T2"> قُلِ اِنَّمَآ أَنَا بَشَرٌ مِّثْلُكُمْ يُوحۭيٰٓ إِلَــيَّ أَنَّمَآ إِچَهُكُمُ; إِچَهٌ وَ؛حِدٌؐ فَمَــن كَانَ يَرْجُواْ لِقَآءَ رَبِّهِ” فَلْيَعْمَــلْ عَمَلًا صَـٰڤِحاً وَلاَ يُشْرۣكككْ بِعِبَادَةِ رَبِّهِ“ أَحَداً </text:span><text:span text:style-name="T3">(105)</text:span><text:span text:style-name="T2"> </text:span><text:bookmark-end text:name="__DdeLink__2096_3123849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ud-typography1" style:family="paragraph" style:parent-style-name="Standard">
      <style:paragraph-properties fo:margin-top="0.1945in" fo:margin-bottom="0.1945in" style:contextual-spacing="false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945in" fo:margin-bottom="0.1945in" style:contextual-spacing="false"/>
      <style:text-properties fo:font-size="7.5pt" fo:font-weight="bold" style:font-size-asian="7.5pt" style:font-weight-asian="bold" style:font-size-complex="7.5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Pied_20_de_20_page_20_Car" style:display-name="Pied de page Car" style:family="text" style:parent-style-name="Default_20_Paragraph_20_Font">
      <style:text-properties fo:font-size="12pt" style:font-name-asian="Noto Serif CJK SC" style:font-family-asian="'Noto Serif CJK SC'" style:font-family-generic-asian="system" style:font-pitch-asian="variable" style:font-size-asian="12pt" style:font-size-complex="12pt"/>
    </style:style>
    <style:style style:name="En-tête_20_Car" style:display-name="En-tête Car" style:family="text" style:parent-style-name="Default_20_Paragraph_20_Font">
      <style:text-properties fo:font-size="12pt" style:font-name-asian="Noto Serif CJK SC" style:font-family-asian="'Noto Serif CJK SC'" style:font-family-generic-asian="system" style:font-pitch-asian="variable" style:font-size-asian="12pt" style:font-size-complex="12pt"/>
    </style:style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name-asian="Noto Serif CJK SC" style:font-family-asian="'Noto Serif CJK SC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mud-icon-button-label" style:family="text" style:parent-style-name="Default_20_Paragraph_20_Font"/>
    <style:style style:name="mud-typography" style:family="text" style:parent-style-name="Default_20_Paragraph_20_Font"/>
    <style:style style:name="Titre_20_6_20_Car" style:display-name="Titre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Noto Serif CJK SC" style:font-family-asian="'Noto Serif CJK SC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mud-fab-label" style:family="text" style:parent-style-name="Default_20_Paragraph_20_Fon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2:08:23.193895240</meta:creation-date>
    <dc:date>2025-02-27T22:12:27.034982033</dc:date>
    <meta:editing-duration>PT4M7S</meta:editing-duration>
    <meta:editing-cycles>1</meta:editing-cycles>
    <meta:document-statistic meta:table-count="0" meta:image-count="0" meta:object-count="0" meta:page-count="10" meta:paragraph-count="6" meta:word-count="1700" meta:character-count="9182" meta:non-whitespace-character-count="7485"/>
    <meta:generator>LibreOffice/24.8.2.1$Linux_X86_64 LibreOffice_project/0f794b6e29741098670a3b95d60478a65d05ef13</meta:generator>
  </office:meta>
</office:document-meta>
</file>